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0.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0.25cm" fo:min-width="0.5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0.25cm" fo:min-width="1.5cm"/>
    </style:style>
    <style:style style:name="gr6" style:family="graphic" style:parent-style-name="standard">
      <style:graphic-properties draw:stroke="none" draw:fill-color="#ffcc00" draw:textarea-horizontal-align="justify" draw:textarea-vertical-align="middle" draw:auto-grow-height="false" fo:min-height="0.25cm" fo:min-width="1.5cm"/>
    </style:style>
    <style:style style:name="gr7" style:family="graphic" style:parent-style-name="standard">
      <style:graphic-properties draw:stroke="none" draw:fill-color="#ff9900" draw:textarea-horizontal-align="justify" draw:textarea-vertical-align="middle" draw:auto-grow-height="false" fo:min-height="0.25cm" fo:min-width="1.5cm"/>
    </style:style>
    <style:style style:name="gr8" style:family="graphic" style:parent-style-name="standard">
      <style:graphic-properties draw:stroke="none" draw:fill-color="#ff9999" draw:textarea-horizontal-align="justify" draw:textarea-vertical-align="middle" draw:auto-grow-height="false" fo:min-height="0.25cm" fo:min-width="1.5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1.5cm"/>
    </style:style>
    <style:style style:name="gr10" style:family="graphic" style:parent-style-name="standard">
      <style:graphic-properties draw:stroke="none" draw:fill-color="#ff99ff" draw:textarea-horizontal-align="justify" draw:textarea-vertical-align="middle" draw:auto-grow-height="false" fo:min-height="0.25cm" fo:min-width="0.5cm"/>
    </style:style>
    <style:style style:name="gr11" style:family="graphic" style:parent-style-name="standard">
      <style:graphic-properties draw:stroke="none" draw:fill-color="#ff33ff" draw:textarea-horizontal-align="justify" draw:textarea-vertical-align="middle" draw:auto-grow-height="false" fo:min-height="0.25cm" fo:min-width="1.5cm"/>
    </style:style>
    <style:style style:name="gr12" style:family="graphic" style:parent-style-name="standard">
      <style:graphic-properties draw:stroke="none" draw:fill-color="#cc66ff" draw:textarea-horizontal-align="justify" draw:textarea-vertical-align="middle" draw:auto-grow-height="false" fo:min-height="0.25cm" fo:min-width="1.5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0.25cm" fo:min-width="1.5cm"/>
    </style:style>
    <style:style style:name="gr14" style:family="graphic" style:parent-style-name="standard">
      <style:graphic-properties draw:stroke="none" draw:fill-color="#9999ff" draw:textarea-horizontal-align="justify" draw:textarea-vertical-align="middle" draw:auto-grow-height="false" fo:min-height="0.25cm" fo:min-width="2.5cm"/>
    </style:style>
    <style:style style:name="gr15" style:family="graphic" style:parent-style-name="standard">
      <style:graphic-properties draw:stroke="none" draw:fill-color="#6666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draw:fill-color="#3333ff" draw:textarea-horizontal-align="justify" draw:textarea-vertical-align="middle" draw:auto-grow-height="false" fo:min-height="0.25cm" fo:min-width="2.5cm"/>
    </style:style>
    <style:style style:name="gr17" style:family="graphic" style:parent-style-name="standard">
      <style:graphic-properties draw:stroke="none" draw:fill-color="#0000cc" draw:textarea-horizontal-align="justify" draw:textarea-vertical-align="middle" draw:auto-grow-height="false" fo:min-height="0.25cm" fo:min-width="2.5cm"/>
    </style:style>
    <style:style style:name="gr18" style:family="graphic" style:parent-style-name="standard">
      <style:graphic-properties draw:stroke="none" draw:fill-color="#66ccff" draw:textarea-horizontal-align="justify" draw:textarea-vertical-align="middle" draw:auto-grow-height="false" fo:min-height="0.25cm" fo:min-width="1.5cm"/>
    </style:style>
    <style:style style:name="gr19" style:family="graphic" style:parent-style-name="standard">
      <style:graphic-properties draw:stroke="none" draw:fill-color="#3399ff" draw:textarea-horizontal-align="justify" draw:textarea-vertical-align="middle" draw:auto-grow-height="false" fo:min-height="0.25cm" fo:min-width="0.5cm"/>
    </style:style>
    <style:style style:name="gr20" style:family="graphic" style:parent-style-name="standard">
      <style:graphic-properties draw:stroke="none" draw:fill-color="#66ff99" draw:textarea-horizontal-align="justify" draw:textarea-vertical-align="middle" draw:auto-grow-height="false" fo:min-height="0.25cm" fo:min-width="1.5cm"/>
    </style:style>
    <style:style style:name="gr21" style:family="graphic" style:parent-style-name="standard">
      <style:graphic-properties draw:stroke="none" draw:fill-color="#00cc33"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stroke="none" draw:fill-color="#99ff99" draw:textarea-horizontal-align="justify" draw:textarea-vertical-align="middle" draw:auto-grow-height="false" fo:min-height="0.25cm" fo:min-width="0cm"/>
    </style:style>
    <style:style style:name="gr23" style:family="graphic" style:parent-style-name="standard">
      <style:graphic-properties draw:stroke="none" draw:fill-color="#006600" draw:textarea-horizontal-align="justify" draw:textarea-vertical-align="middle" draw:auto-grow-height="false" fo:min-height="0.25cm" fo:min-width="0cm"/>
    </style:style>
    <style:style style:name="gr24" style:family="graphic" style:parent-style-name="objectwithoutfill">
      <style:graphic-properties draw:fill="solid" draw:fill-color="#006600" draw:textarea-vertical-align="middle"/>
    </style:style>
    <style:style style:name="gr25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2.5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1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-color="#ff33ff"/>
      <style:paragraph-properties fo:text-align="center"/>
    </style:style>
    <style:style style:name="P13" style:family="paragraph">
      <loext:graphic-properties draw:fill-color="#cc66ff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loext:graphic-properties draw:fill-color="#6666ff"/>
      <style:paragraph-properties fo:text-align="center"/>
    </style:style>
    <style:style style:name="P17" style:family="paragraph">
      <loext:graphic-properties draw:fill-color="#3333ff"/>
      <style:paragraph-properties fo:text-align="center"/>
    </style:style>
    <style:style style:name="P18" style:family="paragraph">
      <loext:graphic-properties draw:fill-color="#0000cc"/>
      <style:paragraph-properties fo:text-align="center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-color="#3399ff"/>
      <style:paragraph-properties fo:text-align="center"/>
    </style:style>
    <style:style style:name="P21" style:family="paragraph">
      <loext:graphic-properties draw:fill-color="#66ff99"/>
      <style:paragraph-properties fo:text-align="center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loext:graphic-properties draw:fill-color="#99ff99"/>
      <style:paragraph-properties fo:text-align="center"/>
    </style:style>
    <style:style style:name="P24" style:family="paragraph">
      <loext:graphic-properties draw:fill-color="#006600"/>
      <style:paragraph-properties fo:text-align="center"/>
    </style:style>
    <style:style style:name="P25" style:family="paragraph">
      <loext:graphic-properties draw:fill="solid" draw:fill-color="#00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cm" svg:y1="4cm" svg:x2="3cm" svg:y2="17cm">
          <text:p/>
        </draw:line>
        <draw:custom-shape draw:style-name="gr2" draw:text-style-name="P3" draw:layer="layout" svg:width="0.8cm" svg:height="0.5cm" svg:x="2cm" svg:y="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5.5cm">
          <text:p text:style-name="P2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6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6.5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7cm">
          <text:p text:style-name="P2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7.5cm">
          <text:p text:style-name="P2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8cm">
          <text:p text:style-name="P2">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8.5cm">
          <text:p text:style-name="P2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9cm">
          <text:p text:style-name="P2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9.5cm">
          <text:p text:style-name="P2">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0cm">
          <text:p text:style-name="P2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0.5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1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1.5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2cm">
          <text:p text:style-name="P2">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2.5cm">
          <text:p text:style-name="P2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3cm">
          <text:p text:style-name="P2">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3.5cm"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4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cm" svg:height="0.5cm" svg:x="2cm" svg:y="14.5cm">
          <text:p text:style-name="P2">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cm" svg:y1="16cm" svg:x2="27cm" svg:y2="16cm">
          <text:p/>
        </draw:line>
        <draw:custom-shape draw:style-name="gr4" draw:text-style-name="P5" draw:layer="layout" svg:width="1cm" svg:height="0.5cm" svg:x="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0.5cm" svg:x="4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0.5cm" svg:x="4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0.5cm" svg:x="6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0.5cm" svg:x="8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0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cm" svg:height="0.5cm" svg:x="12cm" svg:y="9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cm" svg:height="0.5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cm" svg:height="0.5cm" svg:x="17cm" svg:y="1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cm" svg:height="0.5cm" svg:x="17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cm" svg:height="0.5cm" svg:x="17cm" svg:y="1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cm" svg:height="0.5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cm" svg:height="0.5cm" svg:x="20cm" svg:y="1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2cm" svg:height="0.5cm" svg:x="21cm" svg:y="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0.2cm" svg:height="0.5cm" svg:x="23cm" svg:y="1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0.4cm" svg:height="0.5cm" svg:x="23.2cm" svg:y="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0.2cm" svg:height="0.5cm" svg:x="23.6cm" svg:y="14.5cm">
          <text:p/>
          <draw:enhanced-geometry svg:viewBox="0 0 21600 21600" draw:type="rectangle" draw:enhanced-path="M 0 0 L 21600 0 21600 21600 0 21600 0 0 Z N"/>
        </draw:custom-shape>
        <draw:g>
          <draw:line draw:style-name="gr24" draw:text-style-name="P25" draw:layer="layout" svg:x1="4cm" svg:y1="15.8cm" svg:x2="4cm" svg:y2="16.2cm">
            <text:p/>
          </draw:line>
          <draw:custom-shape draw:style-name="gr2" draw:text-style-name="P3" draw:layer="layout" svg:width="0.8cm" svg:height="0.5cm" svg:x="3.6cm" svg:y="16.5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5cm" svg:y1="15.8cm" svg:x2="5cm" svg:y2="16.2cm">
            <text:p/>
          </draw:line>
          <draw:custom-shape draw:style-name="gr2" draw:text-style-name="P3" draw:layer="layout" svg:width="0.8cm" svg:height="0.5cm" svg:x="4.6cm" svg:y="16.5cm">
            <text:p text:style-name="P2">1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6cm" svg:y1="15.8cm" svg:x2="6cm" svg:y2="16.2cm">
            <text:p/>
          </draw:line>
          <draw:custom-shape draw:style-name="gr2" draw:text-style-name="P3" draw:layer="layout" svg:width="0.8cm" svg:height="0.5cm" svg:x="5.6cm" svg:y="16.5cm">
            <text:p text:style-name="P2">1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7cm" svg:y1="15.8cm" svg:x2="7cm" svg:y2="16.2cm">
            <text:p/>
          </draw:line>
          <draw:custom-shape draw:style-name="gr2" draw:text-style-name="P3" draw:layer="layout" svg:width="0.8cm" svg:height="0.5cm" svg:x="6.6cm" svg:y="16.5cm">
            <text:p text:style-name="P2">2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8cm" svg:y1="15.8cm" svg:x2="8cm" svg:y2="16.2cm">
            <text:p/>
          </draw:line>
          <draw:custom-shape draw:style-name="gr2" draw:text-style-name="P3" draw:layer="layout" svg:width="0.8cm" svg:height="0.5cm" svg:x="7.6cm" svg:y="16.5cm">
            <text:p text:style-name="P2">2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9cm" svg:y1="15.8cm" svg:x2="9cm" svg:y2="16.2cm">
            <text:p/>
          </draw:line>
          <draw:custom-shape draw:style-name="gr2" draw:text-style-name="P3" draw:layer="layout" svg:width="0.8cm" svg:height="0.5cm" svg:x="8.6cm" svg:y="16.5cm">
            <text:p text:style-name="P2">3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0cm" svg:y1="15.8cm" svg:x2="10cm" svg:y2="16.2cm">
            <text:p/>
          </draw:line>
          <draw:custom-shape draw:style-name="gr2" draw:text-style-name="P3" draw:layer="layout" svg:width="0.8cm" svg:height="0.5cm" svg:x="9.6cm" svg:y="16.5cm">
            <text:p text:style-name="P2">3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1cm" svg:y1="15.8cm" svg:x2="11cm" svg:y2="16.2cm">
            <text:p/>
          </draw:line>
          <draw:custom-shape draw:style-name="gr2" draw:text-style-name="P3" draw:layer="layout" svg:width="0.8cm" svg:height="0.5cm" svg:x="10.6cm" svg:y="16.5cm">
            <text:p text:style-name="P2">4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2cm" svg:y1="15.8cm" svg:x2="12cm" svg:y2="16.2cm">
            <text:p/>
          </draw:line>
          <draw:custom-shape draw:style-name="gr2" draw:text-style-name="P3" draw:layer="layout" svg:width="0.8cm" svg:height="0.5cm" svg:x="11.6cm" svg:y="16.5cm">
            <text:p text:style-name="P2">4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3cm" svg:y1="15.8cm" svg:x2="13cm" svg:y2="16.2cm">
            <text:p/>
          </draw:line>
          <draw:custom-shape draw:style-name="gr2" draw:text-style-name="P3" draw:layer="layout" svg:width="0.8cm" svg:height="0.5cm" svg:x="12.6cm" svg:y="16.5cm">
            <text:p text:style-name="P2">5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4cm" svg:y1="15.8cm" svg:x2="14cm" svg:y2="16.2cm">
            <text:p/>
          </draw:line>
          <draw:custom-shape draw:style-name="gr2" draw:text-style-name="P3" draw:layer="layout" svg:width="0.8cm" svg:height="0.5cm" svg:x="13.6cm" svg:y="16.5cm">
            <text:p text:style-name="P2">5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5cm" svg:y1="15.8cm" svg:x2="15cm" svg:y2="16.2cm">
            <text:p/>
          </draw:line>
          <draw:custom-shape draw:style-name="gr2" draw:text-style-name="P3" draw:layer="layout" svg:width="0.8cm" svg:height="0.5cm" svg:x="14.6cm" svg:y="16.5cm">
            <text:p text:style-name="P2">6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6cm" svg:y1="15.8cm" svg:x2="16cm" svg:y2="16.2cm">
            <text:p/>
          </draw:line>
          <draw:custom-shape draw:style-name="gr2" draw:text-style-name="P3" draw:layer="layout" svg:width="0.8cm" svg:height="0.5cm" svg:x="15.6cm" svg:y="16.5cm">
            <text:p text:style-name="P2">6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7cm" svg:y1="15.8cm" svg:x2="17cm" svg:y2="16.2cm">
            <text:p/>
          </draw:line>
          <draw:custom-shape draw:style-name="gr2" draw:text-style-name="P3" draw:layer="layout" svg:width="0.8cm" svg:height="0.5cm" svg:x="16.6cm" svg:y="16.5cm">
            <text:p text:style-name="P2">7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8cm" svg:y1="15.8cm" svg:x2="18cm" svg:y2="16.2cm">
            <text:p/>
          </draw:line>
          <draw:custom-shape draw:style-name="gr2" draw:text-style-name="P3" draw:layer="layout" svg:width="0.8cm" svg:height="0.5cm" svg:x="17.6cm" svg:y="16.5cm">
            <text:p text:style-name="P2">7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9cm" svg:y1="15.8cm" svg:x2="19cm" svg:y2="16.2cm">
            <text:p/>
          </draw:line>
          <draw:custom-shape draw:style-name="gr2" draw:text-style-name="P3" draw:layer="layout" svg:width="0.8cm" svg:height="0.5cm" svg:x="18.6cm" svg:y="16.5cm">
            <text:p text:style-name="P2">8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0cm" svg:y1="15.8cm" svg:x2="20cm" svg:y2="16.2cm">
            <text:p/>
          </draw:line>
          <draw:custom-shape draw:style-name="gr2" draw:text-style-name="P3" draw:layer="layout" svg:width="0.8cm" svg:height="0.5cm" svg:x="19.6cm" svg:y="16.5cm">
            <text:p text:style-name="P2">8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1cm" svg:y1="15.8cm" svg:x2="21cm" svg:y2="16.2cm">
            <text:p/>
          </draw:line>
          <draw:custom-shape draw:style-name="gr2" draw:text-style-name="P3" draw:layer="layout" svg:width="0.8cm" svg:height="0.5cm" svg:x="20.6cm" svg:y="16.5cm">
            <text:p text:style-name="P2">9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2cm" svg:y1="15.8cm" svg:x2="22cm" svg:y2="16.2cm">
            <text:p/>
          </draw:line>
          <draw:custom-shape draw:style-name="gr2" draw:text-style-name="P3" draw:layer="layout" svg:width="0.8cm" svg:height="0.5cm" svg:x="21.6cm" svg:y="16.5cm">
            <text:p text:style-name="P2">9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3cm" svg:y1="15.8cm" svg:x2="23cm" svg:y2="16.2cm">
            <text:p/>
          </draw:line>
          <draw:custom-shape draw:style-name="gr2" draw:text-style-name="P3" draw:layer="layout" svg:width="0.8cm" svg:height="0.5cm" svg:x="22.6cm" svg:y="16.5cm">
            <text:p text:style-name="P2">1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4cm" svg:y1="15.8cm" svg:x2="24cm" svg:y2="16.2cm">
            <text:p/>
          </draw:line>
          <draw:custom-shape draw:style-name="gr2" draw:text-style-name="P3" draw:layer="layout" svg:width="0.8cm" svg:height="0.5cm" svg:x="23.6cm" svg:y="16.5cm">
            <text:p text:style-name="P2">10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5cm" svg:y1="15.8cm" svg:x2="25cm" svg:y2="16.2cm">
            <text:p/>
          </draw:line>
          <draw:custom-shape draw:style-name="gr2" draw:text-style-name="P3" draw:layer="layout" svg:width="0.8cm" svg:height="0.5cm" svg:x="24.6cm" svg:y="16.5cm">
            <text:p text:style-name="P2">11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5" draw:text-style-name="P3" draw:layer="layout" svg:width="3cm" svg:height="0.5cm" svg:x="24cm" svg:y="17.5cm">
          <text:p text:style-name="P2">Tempo (in or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8cm" svg:height="0.5cm" svg:x="1cm" svg:y="4cm">
          <text:p text:style-name="P2">Attività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solid" draw:fill-color="#000000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2:45:19.054000000</meta:creation-date>
    <dc:date>2018-10-15T03:16:22.679000000</dc:date>
    <meta:editing-duration>PT9M51S</meta:editing-duration>
    <meta:editing-cycles>1</meta:editing-cycles>
    <meta:document-statistic meta:object-count="110"/>
    <meta:generator>LibreOffice/5.1.6.2$Windows_X86_64 LibreOffice_project/07ac168c60a517dba0f0d7bc7540f5afa45f0909</meta:generator>
  </office:meta>
</office:document-meta>
</file>